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gif" manifest:full-path="Pictures/100002000000000A0000000A2DB17B76.gif"/>
  <manifest:file-entry manifest:media-type="image/gif" manifest:full-path="Pictures/100002000000000E000000076BEC588A.gif"/>
  <manifest:file-entry manifest:media-type="image/gif" manifest:full-path="Pictures/100002000000000C0000000C424A8468.gif"/>
  <manifest:file-entry manifest:media-type="image/png" manifest:full-path="Pictures/100000000000004B0000004BC181C99A.png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Default-title">
      <style:graphic-properties draw:fill-color="#ffffff" draw:auto-grow-height="true" fo:min-height="5.817cm"/>
    </style:style>
    <style:style style:name="pr2" style:family="presentation" style:parent-style-name="Default-subtitle">
      <style:graphic-properties draw:fill-color="#ffffff" draw:auto-grow-height="true" fo:min-height="9.329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1.861cm"/>
    </style:style>
    <style:style style:name="pr5" style:family="presentation" style:parent-style-name="Default-outline1">
      <style:graphic-properties draw:fill-color="#e6e6ff" draw:auto-grow-height="true" fo:min-height="17.583cm"/>
    </style:style>
    <style:style style:name="pr6" style:family="presentation" style:parent-style-name="Default-outline1" style:list-style-name="L3">
      <style:graphic-properties draw:fill-color="#e6e6ff" draw:auto-grow-height="true" fo:min-height="10.766cm"/>
    </style:style>
    <style:style style:name="pr7" style:family="presentation" style:parent-style-name="Default-outline1" style:list-style-name="L3">
      <style:graphic-properties draw:fill-color="#e6e6ff" draw:auto-grow-height="true" fo:min-height="7.129cm"/>
    </style:style>
    <style:style style:name="pr8" style:family="presentation" style:parent-style-name="Default-outline1">
      <style:graphic-properties draw:auto-grow-height="true" fo:min-height="14.829cm"/>
    </style:style>
    <style:style style:name="pr9" style:family="presentation" style:parent-style-name="Default-notes">
      <style:graphic-properties draw:fill-color="#ffffff" fo:min-height="11.411cm"/>
    </style:style>
    <style:style style:name="pr10" style:family="presentation" style:parent-style-name="Default-outline1" style:list-style-name="L6">
      <style:graphic-properties draw:auto-grow-height="true" fo:min-height="12.4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1.2cm" fo:margin-right="0cm" fo:margin-top="0cm" fo:margin-bottom="0cm" text:enable-numbering="true" fo:text-indent="-0.9cm"/>
    </style:style>
    <style:style style:name="P6" style:family="paragraph">
      <style:paragraph-properties fo:margin-left="2.4cm" fo:margin-right="0cm" fo:margin-top="0cm" fo:margin-bottom="0cm" text:enable-numbering="true" fo:text-indent="-0.8cm"/>
    </style:style>
    <style:style style:name="P7" style:family="paragraph">
      <style:paragraph-properties fo:margin-left="2.4cm" fo:margin-right="0cm" fo:margin-top="0cm" fo:margin-bottom="0.3cm" text:enable-numbering="true" fo:text-indent="-0.8cm"/>
    </style:style>
    <style:style style:name="P8" style:family="paragraph">
      <style:paragraph-properties fo:margin-left="2.4cm" fo:margin-right="0cm" fo:margin-top="0cm" fo:margin-bottom="0.4cm" text:enable-numbering="true" fo:text-indent="-0.8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fo:margin-top="0cm" fo:margin-bottom="0cm" fo:text-indent="-0.9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3.6cm" fo:margin-right="0cm" text:enable-numbering="true" fo:text-indent="-0.6cm"/>
    </style:style>
    <style:style style:name="P14" style:family="paragraph">
      <style:paragraph-properties fo:margin-left="2.4cm" fo:margin-right="0cm" fo:text-indent="-0.8cm"/>
    </style:style>
    <style:style style:name="T1" style:family="text">
      <style:text-properties fo:font-family="Helvetica" style:font-family-generic="swiss" style:font-pitch="variable" fo:font-size="40pt"/>
    </style:style>
    <style:style style:name="T2" style:family="text">
      <style:text-properties fo:font-family="Helvetica" style:font-family-generic="swiss" style:font-pitch="variable"/>
    </style:style>
    <style:style style:name="T3" style:family="text">
      <style:text-properties fo:font-family="Helvetica" style:font-family-generic="swiss" style:font-pitch="variable" fo:font-size="60pt"/>
    </style:style>
    <style:style style:name="T4" style:family="text">
      <style:text-properties fo:font-family="Helvetica" style:font-family-generic="swiss" style:font-pitch="variable" fo:font-size="44pt" fo:font-weight="bold"/>
    </style:style>
    <style:style style:name="T5" style:family="text">
      <style:text-properties fo:font-family="Courier" style:font-family-generic="modern" style:font-pitch="fixed" fo:font-size="26pt" fo:font-weight="bold"/>
    </style:style>
    <style:style style:name="T6" style:family="text">
      <style:text-properties fo:font-family="Helvetica" style:font-family-generic="swiss" style:font-pitch="variable" fo:font-size="16pt" fo:font-weight="normal"/>
    </style:style>
    <style:style style:name="T7" style:family="text">
      <style:text-properties fo:font-family="Courier" style:font-family-generic="modern" style:font-pitch="fixed" fo:font-size="24pt"/>
    </style:style>
    <style:style style:name="T8" style:family="text">
      <style:text-properties fo:font-family="Helvetica" style:font-family-generic="swiss" style:font-pitch="variable" fo:font-size="22pt"/>
    </style:style>
    <style:style style:name="T9" style:family="text">
      <style:text-properties fo:font-family="Courier" style:font-family-generic="modern" style:font-pitch="fixed" fo:font-size="28pt"/>
    </style:style>
    <style:style style:name="T10" style:family="text">
      <style:text-properties fo:font-family="Helvetica" style:font-family-generic="swiss" style:font-pitch="variable" fo:font-size="28pt"/>
    </style:style>
    <style:style style:name="T11" style:family="text">
      <style:text-properties fo:font-family="Arial" style:font-family-generic="roman" style:font-pitch="variable" fo:font-size="28pt"/>
    </style:style>
    <style:style style:name="T12" style:family="text">
      <style:text-properties fo:font-style="italic"/>
    </style:style>
    <style:style style:name="T13" style:family="text">
      <style:text-properties fo:font-style="normal" fo:font-weight="bold"/>
    </style:style>
    <style:style style:name="T14" style:family="text">
      <style:text-properties fo:font-style="normal" fo:font-weight="normal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254cm" fo:height="0.254cm"/>
      </text:list-level-style-image>
      <text:list-level-style-image text:level="3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54cm" fo:height="0.254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54cm" fo:height="0.254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54cm" fo:height="0.254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54cm" fo:height="0.254cm"/>
      </text:list-level-style-image>
    </text:list-style>
    <text:list-style style:name="L4">
      <text:list-level-style-image text:level="1" xlink:href="Pictures/100002000000000E000000076BEC588A.gif" xlink:type="simple" xlink:show="embed" xlink:actuate="onLoad">
        <style:list-level-properties text:space-before="0.3cm" text:min-label-width="0.9cm" style:vertical-pos="middle" style:vertical-rel="line" fo:width="0.356cm" fo:height="0.178cm"/>
      </text:list-level-style-image>
      <text:list-level-style-image text:level="2" xlink:href="Pictures/100002000000000E000000076BEC588A.gif" xlink:type="simple" xlink:show="embed" xlink:actuate="onLoad">
        <style:list-level-properties text:space-before="1.6cm" text:min-label-width="0.8cm" style:vertical-pos="middle" style:vertical-rel="line" fo:width="0.356cm" fo:height="0.178cm"/>
      </text:list-level-style-image>
      <text:list-level-style-image text:level="3" xlink:href="Pictures/100002000000000E000000076BEC588A.gif" xlink:type="simple" xlink:show="embed" xlink:actuate="onLoad">
        <style:list-level-properties text:space-before="3cm" text:min-label-width="0.6cm" style:vertical-pos="middle" style:vertical-rel="line" fo:width="0.356cm" fo:height="0.178cm"/>
      </text:list-level-style-image>
      <text:list-level-style-image text:level="4" xlink:href="Pictures/100002000000000E000000076BEC588A.gif" xlink:type="simple" xlink:show="embed" xlink:actuate="onLoad">
        <style:list-level-properties text:space-before="4.2cm" text:min-label-width="0.6cm" style:vertical-pos="middle" style:vertical-rel="line" fo:width="0.356cm" fo:height="0.178cm"/>
      </text:list-level-style-image>
      <text:list-level-style-image text:level="5" xlink:href="Pictures/100002000000000E000000076BEC588A.gif" xlink:type="simple" xlink:show="embed" xlink:actuate="onLoad">
        <style:list-level-properties text:space-before="5.4cm" text:min-label-width="0.6cm" style:vertical-pos="middle" style:vertical-rel="line" fo:width="0.356cm" fo:height="0.178cm"/>
      </text:list-level-style-image>
      <text:list-level-style-image text:level="6" xlink:href="Pictures/100002000000000E000000076BEC588A.gif" xlink:type="simple" xlink:show="embed" xlink:actuate="onLoad">
        <style:list-level-properties text:space-before="6.6cm" text:min-label-width="0.6cm" style:vertical-pos="middle" style:vertical-rel="line" fo:width="0.356cm" fo:height="0.178cm"/>
      </text:list-level-style-image>
      <text:list-level-style-image text:level="7" xlink:href="Pictures/100002000000000E000000076BEC588A.gif" xlink:type="simple" xlink:show="embed" xlink:actuate="onLoad">
        <style:list-level-properties text:space-before="7.8cm" text:min-label-width="0.6cm" style:vertical-pos="middle" style:vertical-rel="line" fo:width="0.356cm" fo:height="0.178cm"/>
      </text:list-level-style-image>
      <text:list-level-style-image text:level="8" xlink:href="Pictures/100002000000000E000000076BEC588A.gif" xlink:type="simple" xlink:show="embed" xlink:actuate="onLoad">
        <style:list-level-properties text:space-before="9cm" text:min-label-width="0.6cm" style:vertical-pos="middle" style:vertical-rel="line" fo:width="0.356cm" fo:height="0.178cm"/>
      </text:list-level-style-image>
      <text:list-level-style-image text:level="9" xlink:href="Pictures/100002000000000E000000076BEC588A.gif" xlink:type="simple" xlink:show="embed" xlink:actuate="onLoad">
        <style:list-level-properties text:space-before="10.2cm" text:min-label-width="0.6cm" style:vertical-pos="middle" style:vertical-rel="line" fo:width="0.356cm" fo:height="0.178cm"/>
      </text:list-level-style-image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05cm" fo:height="0.305cm"/>
      </text:list-level-style-image>
      <text:list-level-style-image text:level="2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05cm" fo:height="0.305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05cm" fo:height="0.305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05cm" fo:height="0.305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05cm" fo:height="0.305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05cm" fo:height="0.305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05cm" fo:height="0.305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05cm" fo:height="0.305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05cm" fo:height="0.305cm"/>
      </text:list-level-style-image>
    </text:list-style>
    <text:list-style style:name="L6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A0000000A2DB17B76.gif" xlink:type="simple" xlink:show="embed" xlink:actuate="onLoad">
        <style:list-level-properties text:space-before="1.6cm" text:min-label-width="0.8cm" style:vertical-pos="middle" style:vertical-rel="line" fo:width="0.254cm" fo:height="0.254cm"/>
      </text:list-level-style-image>
      <text:list-level-style-image text:level="3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54cm" fo:height="0.254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54cm" fo:height="0.254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54cm" fo:height="0.254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54cm" fo:height="0.254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54cm" fo:height="0.254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  <text:list-level-style-image text:level="6" xlink:href="Pictures/100002000000000A0000000ADFBE81A4.gif" xlink:type="simple" xlink:show="embed" xlink:actuate="onLoad">
        <style:list-level-properties text:space-before="6.6cm" text:min-label-width="0.6cm" style:vertical-pos="middle" style:vertical-rel="line" fo:width="0.254cm" fo:height="0.254cm"/>
      </text:list-level-style-image>
      <text:list-level-style-image text:level="7" xlink:href="Pictures/100002000000000A0000000ADFBE81A4.gif" xlink:type="simple" xlink:show="embed" xlink:actuate="onLoad">
        <style:list-level-properties text:space-before="7.8cm" text:min-label-width="0.6cm" style:vertical-pos="middle" style:vertical-rel="line" fo:width="0.254cm" fo:height="0.254cm"/>
      </text:list-level-style-image>
      <text:list-level-style-image text:level="8" xlink:href="Pictures/100002000000000A0000000ADFBE81A4.gif" xlink:type="simple" xlink:show="embed" xlink:actuate="onLoad">
        <style:list-level-properties text:space-before="9cm" text:min-label-width="0.6cm" style:vertical-pos="middle" style:vertical-rel="line" fo:width="0.254cm" fo:height="0.254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54cm" fo:height="0.25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02cm" svg:height="5.817cm" svg:x="2.056cm" svg:y="1.353cm" presentation:class="title" presentation:user-transformed="true">
          <draw:text-box>
            <text:p text:style-name="P1"><text:span text:style-name="T1">Penelitian Bidang Sistem Informasi Managemen Di Indonesia (SIMDI):</text:span><text:span text:style-name="T2"><text:line-break/></text:span><text:span text:style-name="T3">Quo Vadis?</text:span></text:p>
          </draw:text-box>
        </draw:frame>
        <draw:frame presentation:style-name="pr2" draw:text-style-name="P4" draw:layer="layout" svg:width="24.966cm" svg:height="9.329cm" svg:x="1.375cm" svg:y="8.30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4">Rahmat M. Samik-Ibrah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http://rms46.vlsm.org/2/115.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>(rev. 2005-11-23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8">Dibuat dengan OpenOffice 2.0 berbasis De2.U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1.861cm" svg:x="0.67cm" svg:y="0cm" presentation:class="title" presentation:user-transformed="true">
          <draw:text-box>
            <text:p text:style-name="P1">Memperkenal Diri</text:p>
          </draw:text-box>
        </draw:frame>
        <draw:frame presentation:style-name="pr5" draw:text-style-name="P10" draw:layer="layout" svg:width="24.22cm" svg:height="17.583cm" svg:x="1.411cm" svg:y="1.908cm" presentation:class="outline" presentation:user-transformed="true">
          <draw:text-box>
            <text:list text:style-name="L3">
              <text:list-item>
                <text:p text:style-name="P5">Rahmat M. Samik-Ibrahim</text:p>
              </text:list-item>
            </text:list>
            <text:list text:style-name="L4">
              <text:list-item>
                <text:list>
                  <text:list-item>
                    <text:p text:style-name="P6">UI <text:s text:c="12"/>(1984 - .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vLSM.org (1996 - ..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SIMDI <text:s text:c="6"/>(2004 - ...)</text:p>
                  </text:list-item>
                </text:list>
              </text:list-item>
            </text:list>
            <text:list text:style-name="L3">
              <text:list-item>
                <text:p text:style-name="P5">WebPages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rms46.vLSM.org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http://rmsui.vlsm.org/rms46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komo.vLSM.org/</text:span><text:span text:style-name="T9"><text:tab/></text:span><text:span text:style-name="T9"> <text:s text:c="4"/></text:span><text:span text:style-name="T10">(480 Gbyt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kambing.vLSM.org/</text:span><text:span text:style-name="T9"><text:tab/></text:span><text:span text:style-name="T9"> </text:span><text:span text:style-name="T10">(320 Gbyt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bebas.vLSM.org/ </text:span><text:span text:style-name="T9"><text:tab/></text:span><text:span text:style-name="T9"><text:tab/></text:span><text:span text:style-name="T9"> <text:s/></text:span><text:span text:style-name="T10">(Dokume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http://gtm.vLSM.org/ </text:span><text:span text:style-name="T10"><text:tab/></text:span><text:span text:style-name="T10">(Grounded Theory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www.sdn.or.id/</text:span><text:span text:style-name="T11"> </text:span><text:span text:style-name="T11"><text:tab/></text:span><text:span text:style-name="T11"><text:tab/></text:span><text:span text:style-name="T10">(SDN UNDP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http://de2.vlsm.org/ </text:span><text:span text:style-name="T9"><text:tab/></text:span><text:span text:style-name="T10">(De2: distro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Agenda</text:p>
          </draw:text-box>
        </draw:frame>
        <draw:frame presentation:style-name="pr6" draw:text-style-name="P11" draw:layer="layout" svg:width="25.202cm" svg:height="10.766cm" svg:x="1.097cm" svg:y="5.455cm" presentation:class="outline" presentation:user-transformed="true">
          <draw:text-box>
            <text:list text:style-name="L3">
              <text:list-item>
                <text:p text:style-name="P11">Memperkenalkan Diri </text:p>
              </text:list-item>
            </text:list>
            <text:list text:style-name="L3">
              <text:list-item>
                <text:p text:style-name="P11">Tujuan Presentasi</text:p>
              </text:list-item>
            </text:list>
            <text:list text:style-name="L3">
              <text:list-item>
                <text:p text:style-name="P11">Latar Belakang SIM</text:p>
              </text:list-item>
            </text:list>
            <text:list text:style-name="L3">
              <text:list-item>
                <text:p text:style-name="P11">Mencari Ciri Khas SIM</text:p>
              </text:list-item>
            </text:list>
            <text:list text:style-name="L3">
              <text:list-item>
                <text:p text:style-name="P11">Eksistensi SIMDI</text:p>
              </text:list-item>
            </text:list>
            <text:list text:style-name="L3">
              <text:list-item>
                <text:p text:style-name="P11">Sumbang Sara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Tujuan Presentasi Ini</text:p>
          </draw:text-box>
        </draw:frame>
        <draw:frame presentation:style-name="pr7" draw:text-style-name="P11" draw:layer="layout" svg:width="25.047cm" svg:height="7.129cm" svg:x="1.213cm" svg:y="6.436cm" presentation:class="outline" presentation:user-transformed="true">
          <draw:text-box>
            <text:list text:style-name="L3">
              <text:list-item>
                <text:p text:style-name="P12">Permulaan Baru ''Berkiprah'' di bidang SIM</text:p>
              </text:list-item>
            </text:list>
            <text:list text:style-name="L3">
              <text:list-item>
                <text:p text:style-name="P12">Pencarian Kepastian Jawaban: ''Quo Vadis?''</text:p>
              </text:list-item>
            </text:list>
            <text:list text:style-name="L3">
              <text:list-item>
                <text:p text:style-name="P12">Mendapatkan Masukan Dari Komunitas</text:p>
              </text:list-item>
            </text:list>
            <text:list text:style-name="L3">
              <text:list-item>
                <text:p text:style-name="P12">Usulan Tindak Lanju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 presentation:user-transformed="true">
          <draw:text-box>
            <text:p text:style-name="P1">Sistem Informasi Managemen</text:p>
          </draw:text-box>
        </draw:frame>
        <draw:frame presentation:style-name="pr8" draw:text-style-name="P12" draw:layer="layout" svg:width="25.042cm" svg:height="14.829cm" svg:x="1.449cm" svg:y="3.146cm" presentation:class="outline" presentation:user-transformed="true">
          <draw:text-box>
            <text:list text:style-name="L3">
              <text:list-item>
                <text:p text:style-name="P12">SIM:</text:p>
              </text:list-item>
            </text:list>
            <text:list text:style-name="L5">
              <text:list-item>
                <text:list>
                  <text:list-item>
                    <text:p text:style-name="P9">Sistem Informasi = Sistem Pemrosesan Informasi = Sistem Informasi dan Pengambil Keputusa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Sistem yang menyediakan informasi yang digunakan untuk mendukung operasi, managemen, serta pengambilan keputusan sebuah organisasi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Bidang Terapan (1950-an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Menarik minat akademisi (1960-an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MISRC (Minnesota 1968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ISRC (1968)</text:p>
          </draw:text-box>
        </draw:frame>
        <draw:frame presentation:style-name="pr10" draw:text-style-name="P11" draw:layer="layout" svg:width="25.042cm" svg:height="12.498cm" svg:x="1.449cm" svg:y="4.185cm" presentation:class="outline" presentation:user-transformed="true">
          <draw:text-box>
            <text:list text:style-name="L6">
              <text:list-item>
                <text:p text:style-name="P11">Berorientasi Akademis Murni</text:p>
              </text:list-item>
            </text:list>
            <text:list text:style-name="L6">
              <text:list-item>
                <text:p text:style-name="P11">Alumni MISRC menyebar ke mana-mana</text:p>
              </text:list-item>
            </text:list>
            <text:list text:style-name="L6">
              <text:list-item>
                <text:p text:style-name="P11">Jurnal: MISQ (1977)</text:p>
              </text:list-item>
            </text:list>
            <text:list text:style-name="L6">
              <text:list-item>
                <text:p text:style-name="P11">Konferensi: ICIS (1980)</text:p>
              </text:list-item>
            </text:list>
            <text:list text:style-name="L6">
              <text:list-item>
                <text:p text:style-name="P11">Organisasi: AIS (1994)</text:p>
              </text:list-item>
            </text:list>
            <text:list text:style-name="L6">
              <text:list-item>
                <text:p text:style-name="P11">Milis dan Web: ISWorldNet (1996)</text:p>
              </text:list-item>
            </text:list>
            <text:list text:style-name="L6">
              <text:list-item>
                <text:p text:style-name="P11">eJurnal: CAIS dan JAIS (2001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Mencari Ciri Khas Bidang SIM</text:p>
          </draw:text-box>
        </draw:frame>
        <draw:frame presentation:style-name="pr8" draw:text-style-name="P12" draw:layer="layout" svg:width="25.042cm" svg:height="15.071cm" svg:x="1.449cm" svg:y="3.146cm" presentation:class="outline">
          <draw:text-box>
            <text:list text:style-name="L3">
              <text:list-item>
                <text:p text:style-name="P12">Ciri khas apa yang dimiliki oleh bidang SIM?</text:p>
              </text:list-item>
            </text:list>
            <text:list text:style-name="L3">
              <text:list-item>
                <text:list>
                  <text:list-item>
                    <text:p text:style-name="P14">Ajang Debat Sejak Permulaan</text:p>
                  </text:list-item>
                </text:list>
              </text:list-item>
            </text:list>
            <text:list text:style-name="L3">
              <text:list-item>
                <text:p text:style-name="P12">Penawaran Konsensus:</text:p>
              </text:list-item>
            </text:list>
            <text:list text:style-name="L7">
              <text:list-item>
                <text:list>
                  <text:list-item>
                    <text:p text:style-name="P9">proses manageme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proses pengembanga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konsep pengembanga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representasi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sistem aplikasi</text:p>
                  </text:list-item>
                </text:list>
              </text:list-item>
            </text:list>
            <text:list text:style-name="L3">
              <text:list-item>
                <text:p text:style-name="P12">Bagaimana model artifak TI dalam bidang SIM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SIM di Indonesia</text:p>
          </draw:text-box>
        </draw:frame>
        <draw:frame presentation:style-name="pr8" draw:text-style-name="P12" draw:layer="layout" svg:width="24.817cm" svg:height="14.829cm" svg:x="1.349cm" svg:y="3.246cm" presentation:class="outline" presentation:user-transformed="true">
          <draw:text-box>
            <text:list text:style-name="L3">
              <text:list-item>
                <text:p text:style-name="P12">Ada Namun Tidak Ada?</text:p>
              </text:list-item>
            </text:list>
            <text:list text:style-name="L7">
              <text:list-item>
                <text:list>
                  <text:list-item>
                    <text:p text:style-name="P9">sub-tema berbagai konferensi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tidak saling mengenal? Siapa tokoh SIMDI?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nyaris tak terdengar di level regional/internasional</text:p>
                  </text:list-item>
                </text:list>
              </text:list-item>
            </text:list>
            <text:list text:style-name="L3">
              <text:list-item>
                <text:p text:style-name="P12">Konsekuensi</text:p>
              </text:list-item>
            </text:list>
            <text:list text:style-name="L7">
              <text:list-item>
                <text:list>
                  <text:list-item>
                    <text:p text:style-name="P9">jarang menjadi <text:span text:style-name="T12">reviewer</text:span><text:span text:style-name="T13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14">kehilangan peluang ''mengintip''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4">Kendala Umum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4">Bahasa, Fasilitas, dan Buday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SUMBANG SARAN (1)</text:p>
          </draw:text-box>
        </draw:frame>
        <draw:frame presentation:style-name="pr8" draw:text-style-name="P12" draw:layer="layout" svg:width="25.042cm" svg:height="14.829cm" svg:x="1.449cm" svg:y="3.146cm" presentation:class="outline">
          <draw:text-box>
            <text:list text:style-name="L3">
              <text:list-item>
                <text:p text:style-name="P12">Konsensus Orientasi SIMDI</text:p>
              </text:list-item>
            </text:list>
            <text:list text:style-name="L7">
              <text:list-item>
                <text:list>
                  <text:list-item>
                    <text:p text:style-name="P9">berorientasi terapa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dekat dengan profesi --seperti kedokteran, kedokteran gigi, hukum, teknik sipil, arsitektur, dst.</text:p>
                  </text:list-item>
                </text:list>
              </text:list-item>
            </text:list>
            <text:list text:style-name="L7">
              <text:list-item>
                <text:p text:style-name="P11">Eksistensi Jurnal Utama</text:p>
              </text:list-item>
            </text:list>
            <text:list text:style-name="L7">
              <text:list-item>
                <text:list>
                  <text:list-item>
                    <text:p text:style-name="P9">Mengenal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Membaca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Merujuk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Menuli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SUMBANG SARAN (2)</text:p>
          </draw:text-box>
        </draw:frame>
        <draw:frame presentation:style-name="pr8" draw:text-style-name="P12" draw:layer="layout" svg:width="25.042cm" svg:height="14.829cm" svg:x="1.449cm" svg:y="3.146cm" presentation:class="outline">
          <draw:text-box>
            <text:list text:style-name="L3">
              <text:list-item>
                <text:p text:style-name="P12">Partisipasi Aktif</text:p>
              </text:list-item>
            </text:list>
            <text:list text:style-name="L3">
              <text:list-item>
                <text:list>
                  <text:list-item>
                    <text:p text:style-name="P14">PACIS: Pacific Asia Conference on Information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EJISDC: Electronic Journal of Information Systems in Developing Countries</text:p>
                  </text:list-item>
                </text:list>
              </text:list-item>
            </text:list>
            <text:list text:style-name="L3">
              <text:list-item>
                <text:p text:style-name="P12">Publikasi Elektronis</text:p>
              </text:list-item>
            </text:list>
            <text:list text:style-name="L3">
              <text:list-item>
                <text:list>
                  <text:list-item>
                    <text:p text:style-name="P14">Model JAIS/CA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Setara publikasi kert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Mengarsipkan Penelitian S1/S2/S3 (anti plagiat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6.822cm" svg:height="1.861cm" svg:x="0.691cm" svg:y="0.53cm" presentation:class="title">
          <draw:text-box>
            <text:p text:style-name="P1">SUMBANG SARAN (3)</text:p>
          </draw:text-box>
        </draw:frame>
        <draw:frame presentation:style-name="pr8" draw:text-style-name="P12" draw:layer="layout" svg:width="25.042cm" svg:height="14.829cm" svg:x="1.449cm" svg:y="3.146cm" presentation:class="outline">
          <draw:text-box>
            <text:list text:style-name="L3">
              <text:list-item>
                <text:p text:style-name="P12">Organisasi:</text:p>
              </text:list-item>
            </text:list>
            <text:list text:style-name="L3">
              <text:list-item>
                <text:list>
                  <text:list-item>
                    <text:p text:style-name="P14">Chapter AIS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Milis?</text:p>
                  </text:list-item>
                </text:list>
              </text:list-item>
            </text:list>
            <text:list text:style-name="L3">
              <text:list-item>
                <text:p text:style-name="P12">Periksa Sebelumnya: Halaman Rumah Sendiri</text:p>
              </text:list-item>
            </text:list>
            <text:list text:style-name="L3">
              <text:list-item>
                <text:list>
                  <text:list-item>
                    <text:p text:style-name="P14">Kondisi SI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Tingkatan jabatan 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Anggaran T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Evaluasi ''Strategic Plan''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6.822cm" svg:height="1.861cm" svg:x="0.268cm" svg:y="8.15cm" presentation:class="title" presentation:user-transformed="true">
          <draw:text-box>
            <text:p text:style-name="P1">TERIMA KASIH!</text:p>
          </draw:text-box>
        </draw:frame>
        <presentation:notes draw:style-name="dp2">
          <draw:page-thumbnail draw:layer="layout" svg:width="13.705cm" svg:height="10.279cm" svg:x="3.641cm" svg:y="2.853cm" draw:page-number="12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762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Helvetic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cc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solid" draw:fill-color="#e6e6ff">
        <text:list-style>
          <text:list-level-style-image text:level="1" xlink:href="Pictures/100002000000000A0000000AD0B8BA86.gif" xlink:type="simple" xlink:show="embed" xlink:actuate="onLoad">
            <style:list-level-properties text:space-before="0.3cm" text:min-label-width="0.9cm" style:vertical-pos="middle" style:vertical-rel="line" fo:width="0.254cm" fo:height="0.254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6cm" text:min-label-width="0.8cm" style:vertical-pos="middle" style:vertical-rel="line" fo:width="0.254cm" fo:height="0.254cm"/>
          </text:list-level-style-image>
          <text:list-level-style-image text:level="3" xlink:href="Pictures/100002000000000A0000000AD0B8BA86.gif" xlink:type="simple" xlink:show="embed" xlink:actuate="onLoad">
            <style:list-level-properties text:space-before="3cm" text:min-label-width="0.6cm" style:vertical-pos="middle" style:vertical-rel="line" fo:width="0.254cm" fo:height="0.254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54cm" fo:height="0.254cm"/>
          </text:list-level-style-image>
          <text:list-level-style-image text:level="5" xlink:href="Pictures/100002000000000A0000000AD0B8BA86.gif" xlink:type="simple" xlink:show="embed" xlink:actuate="onLoad">
            <style:list-level-properties text:space-before="5.4cm" text:min-label-width="0.6cm" style:vertical-pos="middle" style:vertical-rel="line" fo:width="0.254cm" fo:height="0.254cm"/>
          </text:list-level-style-image>
          <text:list-level-style-image text:level="6" xlink:href="Pictures/100002000000000A0000000AD0B8BA86.gif" xlink:type="simple" xlink:show="embed" xlink:actuate="onLoad">
            <style:list-level-properties text:space-before="6.6cm" text:min-label-width="0.6cm" style:vertical-pos="middle" style:vertical-rel="line" fo:width="0.254cm" fo:height="0.254cm"/>
          </text:list-level-style-image>
          <text:list-level-style-image text:level="7" xlink:href="Pictures/100002000000000A0000000AD0B8BA86.gif" xlink:type="simple" xlink:show="embed" xlink:actuate="onLoad">
            <style:list-level-properties text:space-before="7.8cm" text:min-label-width="0.6cm" style:vertical-pos="middle" style:vertical-rel="line" fo:width="0.254cm" fo:height="0.254cm"/>
          </text:list-level-style-image>
          <text:list-level-style-image text:level="8" xlink:href="Pictures/100002000000000A0000000AD0B8BA86.gif" xlink:type="simple" xlink:show="embed" xlink:actuate="onLoad">
            <style:list-level-properties text:space-before="9cm" text:min-label-width="0.6cm" style:vertical-pos="middle" style:vertical-rel="line" fo:width="0.254cm" fo:height="0.254cm"/>
          </text:list-level-style-image>
          <text:list-level-style-image text:level="9" xlink:href="Pictures/100002000000000A0000000AD0B8BA86.gif" xlink:type="simple" xlink:show="embed" xlink:actuate="onLoad">
            <style:list-level-properties text:space-before="10.2cm" text:min-label-width="0.6cm" style:vertical-pos="middle" style:vertical-rel="line" fo:width="0.254cm" fo:height="0.254cm"/>
          </text:list-level-style-image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family="Helvetic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Helvetic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cccc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9cm" fo:min-width="27.16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 style:list-style-name="L2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family="Helvetica" style:font-family-generic="swiss" style:font-pitch="variable" fo:font-size="12pt"/>
    </style:style>
    <style:style style:name="P13" style:family="paragraph">
      <style:paragraph-properties fo:text-align="center"/>
    </style:style>
    <style:style style:name="T1" style:family="text">
      <style:text-properties fo:font-family="Helvetica" style:font-family-generic="swiss" style:font-pitch="variable" fo:font-size="12pt"/>
    </style:style>
    <style:style style:name="T2" style:family="text">
      <style:text-properties fo:font-family="Helvetica" style:font-family-generic="swiss" style:font-pitch="variable" fo:font-size="18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6.822cm" svg:height="1.86cm" svg:x="0.691cm" svg:y="0.53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5.042cm" svg:height="14.828cm" svg:x="1.449cm" svg:y="3.146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27.624cm" svg:height="0.949cm" svg:x="0.263cm" svg:y="19.509cm">
        <draw:text-box>
          <text:p text:style-name="P11"><text:span text:style-name="T1">© 2004-2005 Rahmat M. Samik-Ibrahim -- GNU Free Document License -- Silakan secara bebas menggandakan presentasi ini <text:s/>-- <text:s text:c="2"/></text:span><text:span text:style-name="T2"><text:page-number>1</text:page-number></text:span></text:p>
        </draw:text-box>
      </draw:frame>
      <draw:frame draw:style-name="gr2" draw:text-style-name="P13" draw:layer="backgroundobjects" svg:width="1.904cm" svg:height="1.904cm" svg:x="25.719cm" svg:y="18.733cm">
        <draw:image xlink:href="Pictures/100000000000004B0000004BC181C99A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3-04-29T09:12:24</meta:creation-date>
    <dc:date>2005-11-23T19:24:07</dc:date>
    <meta:printed-by>Rahmat Samik-Ibrahim</meta:printed-by>
    <meta:print-date>2004-09-02T08:29:03</meta:print-date>
    <dc:language>en-US</dc:language>
    <meta:editing-cycles>183</meta:editing-cycles>
    <meta:editing-duration>PT14H40M13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